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345.000000000000000pt"/>
    </style:style>
    <style:style style:name="co2" style:family="table-column">
      <style:table-column-properties style:column-width="65.000000000000000pt"/>
    </style:style>
    <style:style style:name="ro1" style:family="table-row">
      <style:table-row-properties style:row-height="13.000000000000000pt"/>
    </style:style>
    <style:style style:name="ro2" style:family="table-row">
      <style:table-row-properties style:row-height="15.000000000000000pt"/>
    </style:style>
    <style:style style:name="ce1" style:family="table-cell">
      <style:table-cell-properties fo:background-color="#ffffff" style:vertical-align="middle"/>
      <style:text-properties fo:color="#000000" fo:font-family="Sans Serif" fo:font-size="10.00000000000000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.00000000000000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2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2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2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2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2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2">
            <text:p>MyJSQLView_JToolBar.tooltip.ImportSQLDump = </text:p>
          </table:table-cell>
        </table:table-row>
        <table:table-row table:style-name="ro1">
          <table:table-cell office:value-type="string" office:string-value="MyJSQLView_JToolBar.tooltip.ExportCSVSummaryTable = " table:style-name="ce2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2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2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2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2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2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2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2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2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2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2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2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2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2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2">
            <text:p>MyJSQLView_JToolBar.tooltip.Abou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Frame.tab.DatabaseTables = " table:style-name="ce2">
            <text:p>MyJSQLView_Frame.tab.DatabaseTables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TabPanel.label.SortBy = " table:style-name="ce2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2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2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2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2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2">
            <text:p>TableTabPanel.button.Add = </text:p>
          </table:table-cell>
        </table:table-row>
        <table:table-row>
          <table:table-cell office:value-type="string" office:string-value="TableTabPanel.button.Edit = " table:style-name="ce2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2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2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2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2">
            <text:p>TableTabPanel.popup.SelectAll = </text:p>
          </table:table-cell>
        </table:table-row>
        <table:table-row>
          <table:table-cell office:value-type="string" office:string-value="TableTabPanel.popup.DeSelectAll = " table:style-name="ce2">
            <text:p>TableTabPanel.popup.DeSelectAll = </text:p>
          </table:table-cell>
        </table:table-row>
        <table:table-row table:style-name="ro2">
          <table:table-cell office:value-type="string" office:string-value="TableTabPanel.popup.Copy = " table:style-name="ce2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2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2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2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2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2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2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2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2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2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2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2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2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2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2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2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2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2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2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2">
            <text:p>TableTabPanel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ViewForm.dialogtitle.Alert = " table:style-name="ce2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2">
            <text:p>TableViewForm.dialogmessage.ErrorWritingDataFil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AdvancedSortSearchForm.message.Title = " table:style-name="ce2">
            <text:p>AdvancedSortSearchForm.message.Title = </text:p>
          </table:table-cell>
        </table:table-row>
        <table:table-row>
          <table:table-cell office:value-type="string" office:string-value="AdvancedSortSearchForm.label.Select = " table:style-name="ce2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2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2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2">
            <text:p>AdvancedSortSearchForm.label.SortBy = </text:p>
          </table:table-cell>
        </table:table-row>
        <table:table-row>
          <table:table-cell office:value-type="string" office:string-value="AdvancedSortSearchForm.label.Then = " table:style-name="ce2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2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2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2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2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2">
            <text:p>AdvancedSortSearch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UpdateForm.message.Title = " table:style-name="ce2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2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2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2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2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2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2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2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2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2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2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2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2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2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2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2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2">
            <text:p>Update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EntryForm.dialogtitle.Alert = " table:style-name="ce2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2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2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2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2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2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2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2">
            <text:p>TableEntryForm.button.Update = </text:p>
          </table:table-cell>
        </table:table-row>
        <table:table-row>
          <table:table-cell office:value-type="string" office:string-value="TableEntryForm.checkbox.Limit = " table:style-name="ce2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 table:style-name="ce2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 table:style-name="ce2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2">
            <text:p>TableEntryForm.dialogmessage.InvalidLimit = </text:p>
          </table:table-cell>
        </table:table-row>
        <table:table-row>
          <table:table-cell office:value-type="string" office:string-value="TableEntryForm.dialogmessage.TypeAuto = " table:style-name="ce2">
            <text:p>TableEntryForm.dialogmessage.TypeAuto = </text:p>
          </table:table-cell>
        </table:table-row>
        <table:table-row>
          <table:table-cell office:value-type="string" office:string-value="TableEntryForm.dialogmessage.InvalidDateTime = " table:style-name="ce2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2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2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2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2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2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2">
            <text:p>TableEntryForm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DateFieldCalendar.title.DateSelection = " table:style-name="ce2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2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2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2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2">
            <text:p>DateFieldCalendar.dialogmessage.InvalidYear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etListDialog.title.ElementSelection = " table:style-name="ce2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2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2">
            <text:p>SetListDialog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luginFrame.dialogtitle.Alert = " table:style-name="ce2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2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2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2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2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2">
            <text:p>PluginFrame.button.Install = </text:p>
          </table:table-cell>
        </table:table-row>
        <table:table-row>
          <table:table-cell office:value-type="string" office:string-value="PluginFrame.button.Close = " table:style-name="ce2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2">
            <text:p>PluginFrame.button.RefreshRepository = </text:p>
          </table:table-cell>
        </table:table-row>
        <table:table-row table:style-name="ro1">
          <table:table-cell office:value-type="string" office:string-value="PluginFrame.button.Proxy = " table:style-name="ce2">
            <text:p>PluginFrame.button.Proxy = </text:p>
          </table:table-cell>
        </table:table-row>
        <table:table-row table:style-name="ro1">
          <table:table-cell office:value-type="string" office:string-value="PluginFrame.dialogmessage.SelectedPathEmpty = " table:style-name="ce2">
            <text:p>PluginFrame.dialogmessage.SelectedPathEmpty = </text:p>
          </table:table-cell>
        </table:table-row>
        <table:table-row table:style-name="ro1">
          <table:table-cell office:value-type="string" office:string-value="PluginFrame.label.TabIcon = " table:style-name="ce2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2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2">
            <text:p>PluginFrame.label.Version = </text:p>
          </table:table-cell>
        </table:table-row>
        <table:table-row>
          <table:table-cell office:value-type="string" office:string-value="PluginFrame.label.Remove = " table:style-name="ce2">
            <text:p>PluginFrame.label.Remove = </text:p>
          </table:table-cell>
        </table:table-row>
        <table:table-row>
          <table:table-cell office:value-type="string" office:string-value="PluginFrame.label.Status = " table:style-name="ce2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2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2">
            <text:p>PluginFrame.dialogbutton.OK = </text:p>
          </table:table-cell>
        </table:table-row>
        <table:table-row>
          <table:table-cell office:value-type="string" office:string-value="PluginFrame.dialogbutton.Cancel = " table:style-name="ce2">
            <text:p>PluginFrame.dialogbutton.Cancel = </text:p>
          </table:table-cell>
        </table:table-row>
        <table:table-row>
          <table:table-cell office:value-type="string" office:string-value="PluginFrame.message.CreateProxy = " table:style-name="ce2">
            <text:p>PluginFrame.message.CreateProxy = </text:p>
          </table:table-cell>
        </table:table-row>
        <table:table-row>
          <table:table-cell office:value-type="string" office:string-value="PluginFrame.label.Address = " table:style-name="ce2">
            <text:p>PluginFrame.label.Address = </text:p>
          </table:table-cell>
        </table:table-row>
        <table:table-row>
          <table:table-cell office:value-type="string" office:string-value="PluginFrame.label.Port = " table:style-name="ce2">
            <text:p>PluginFrame.label.Port = </text:p>
          </table:table-cell>
        </table:table-row>
        <table:table-row table:style-name="ro1">
          <table:table-cell office:value-type="string" office:string-value="PluginFrame.label.EnableProxy = " table:style-name="ce2">
            <text:p>PluginFrame.label.EnableProxy = </text:p>
          </table:table-cell>
        </table:table-row>
        <table:table-row table:style-name="ro1">
          <table:table-cell office:value-type="string" office:string-value="PluginFrame.message.AddRepository = " table:style-name="ce2">
            <text:p>PluginFrame.message.AddRepository = </text:p>
          </table:table-cell>
        </table:table-row>
        <table:table-row table:style-name="ro1">
          <table:table-cell office:value-type="string" office:string-value="PluginFrame.label.Address = " table:style-name="ce2">
            <text:p>PluginFrame.label.Address = </text:p>
          </table:table-cell>
        </table:table-row>
        <table:table-row table:style-name="ro1">
          <table:table-cell office:value-type="string" office:string-value="PluginFrame.label.RepositoryName = " table:style-name="ce2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2">
            <text:p>PluginFrame.label.RepositoryURL = </text:p>
          </table:table-cell>
        </table:table-row>
        <table:table-row table:style-name="ro1">
          <table:table-cell office:value-type="string" office:string-value="PluginFrame.button.Browse = " table:style-name="ce2">
            <text:p>PluginFrame.button.Browse = </text:p>
          </table:table-cell>
        </table:table-row>
        <table:table-row table:style-name="ro1">
          <table:table-cell office:value-type="string" office:string-value="PluginFrame.dialogmessage.RepositoryExists = " table:style-name="ce2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ound = " table:style-name="ce2">
            <text:p>PluginFrame.dialogmessage.FileNOTFound = </text:p>
          </table:table-cell>
        </table:table-row>
        <table:table-row table:style-name="ro1">
          <table:table-cell office:value-type="string" office:string-value="PluginFrame.dialogmessage.FailedToCreateURL = " table:style-name="ce2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2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2">
            <text:p>PluginFrame.dialogmessage.FileI/OProblem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2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2">
            <text:p>PluginRepositoryPanel.label.Size =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2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2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2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2">
            <text:p>SQLQueryBucketFrame.dialogmessage.ErrorRead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2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CSV = " table:style-name="ce1">
            <text:p>QueryFrame.menu.CSV = </text:p>
          </table:table-cell>
        </table:table-row>
        <table:table-row table:style-name="ro1">
          <table:table-cell office:value-type="string" office:string-value="QueryFrame.menu.Query =  " table:style-name="ce1">
            <text:p>QueryFrame.menu.Query =  </text:p>
          </table:table-cell>
        </table:table-row>
        <table:table-row table:style-name="ro1">
          <table:table-cell office:value-type="string" office:string-value="QueryFrame.menu.SummaryTable = " table:style-name="ce1">
            <text:p>QueryFrame.menu.SummaryTable = </text:p>
          </table:table-cell>
        </table:table-row>
        <table:table-row table:style-name="ro1">
          <table:table-cell office:value-type="string" office:string-value="QueryFrame.menu.PDF = " table:style-name="ce1">
            <text:p>QueryFrame.menu.PDF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2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 table:style-name="ce1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2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2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2">
            <text:p>QueryFrame.dialogmessage.RowSiz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TabPanel.menu.SelectAll = " table:style-name="ce1">
            <text:p>SQLTabPanel.menu.SelectAll = </text:p>
          </table:table-cell>
        </table:table-row>
        <table:table-row table:style-name="ro1">
          <table:table-cell office:value-type="string" office:string-value="SQLTabPanel.menu.DeSelectAll = " table:style-name="ce1">
            <text:p>SQLTabPanel.menu.DeSelectAll = </text:p>
          </table:table-cell>
        </table:table-row>
        <table:table-row table:style-name="ro1">
          <table:table-cell office:value-type="string" office:string-value="SQLTabPanel.menu.Copy = " table:style-name="ce2">
            <text:p>SQLTabPanel.menu.Copy = </text:p>
          </table:table-cell>
        </table:table-row>
        <table:table-row table:style-name="ro1">
          <table:table-cell office:value-type="string" office:string-value="SQLTabPanel.label.Empty = " table:style-name="ce1">
            <text:p>SQLTabPanel.label.Empt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2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2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2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2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2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</table:table-row>
        <table:table-row>
          <table:table-cell office:value-type="string" office:string-value="SearchFrame.label.Table = " table:style-name="ce2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2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2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2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2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2">
            <text:p>PreferencesFrame.message.RowSizeWarning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AppGeneralPreferencesPanel.label.Language = " table:style-name="ce1">
            <text:p>AppGeneralPreferencesPanel.label.Language = </text:p>
          </table:table-cell>
        </table:table-row>
        <table:table-row table:style-name="ro1">
          <table:table-cell office:value-type="string" office:string-value="AppGeneralPreferencesPanel.label.RestartRequired = " table:style-name="ce1">
            <text:p>AppGeneralPreferencesPanel.label.RestartRequired = </text:p>
          </table:table-cell>
        </table:table-row>
        <table:table-row table:style-name="ro1">
          <table:table-cell office:value-type="string" office:string-value="AppGeneralPreferencesPanel.label.FontSize = " table:style-name="ce2">
            <text:p>AppGeneralPreferencesPanel.label.FontSiz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GeneralPreferencesPanel.label.DateFormat = " table:style-name="ce2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 table:style-name="ce1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2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2">
            <text:p>General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2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2">
            <text:p>TableFieldSelection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2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2">
            <text:p>TableRowSelection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2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2">
            <text:p>CSVImportPreferencesPanel.radiobutton.Other = </text:p>
          </table:table-cell>
        </table:table-row>
        <table:table-row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>
          <table:table-cell office:value-type="string" office:string-value="CSVImportPreferencesPanel.button.Apply = " table:style-name="ce2">
            <text:p>CSVImportPreferencesPanel.button.Apply = </text:p>
          </table:table-cell>
        </table:table-row>
        <table:table-row>
          <table:table-cell/>
        </table:table-row>
        <table:table-row>
          <table:table-cell office:value-type="string" office:string-value="SQLImportPreferencesPanel.checkbox.IdentityInsert = ">
            <text:p>SQLImportPreferencesPanel.checkbox.IdentityInsert = </text:p>
          </table:table-cell>
        </table:table-row>
        <table:table-row>
          <table:table-cell table:style-name="ce1"/>
        </table:table-row>
        <table:table-row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2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checkbox.SummaryTableUseLimit = " table:style-name="ce1">
            <text:p>CSVExportPreferencesPanel.checkbox.SummaryTableUseLimi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2">
            <text:p>CSV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2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 table:style-name="ce2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 table:style-name="ce2">
            <text:p>PDFExportPreferencesPanel.label.Font = </text:p>
          </table:table-cell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 table:style-name="ce2">
            <text:p>PDFExportPreferencesPanel.combobox.Portrait = </text:p>
          </table:table-cell>
        </table:table-row>
        <table:table-row table:style-name="ro1">
          <table:table-cell office:value-type="string" office:string-value="PDFExportPreferencesPanel.combobox.Landscape = " table:style-name="ce1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2">
            <text:p>PDF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SQLExportPreferencesPanel.checkbox.TableStructure = " table:style-name="ce2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2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2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 table:style-name="ce1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2">
            <text:p>SQLExportPreferencesPanel.button.Apply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ImageUtil.dialogtitle.PNGImageSaveFile = " table:style-name="ce2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2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2">
            <text:p>ImageUtil.dialogtitle.ConfirmOverwrit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ProgressBar.button.Cancel = " table:style-name="ce2">
            <text:p>MyJSQLView_ProgressBar.button.Cancel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2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2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2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2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2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2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2">
            <text:p>MyJSQLView_Utils.dialogbutton.No = </text:p>
          </table:table-cell>
        </table:table-row>
        <table:table-row table:style-name="ro1" table:number-rows-repeated="32290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able-cell-properties fo:background-color="#ffffff" style:vertical-align="middle"/>
      <style:text-properties fo:color="#000000" fo:font-family="Sans Serif" fo:font-size="10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800000044pt" style:print="headers objects chart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<text:sheet-name>???</text:sheet-name>
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60</meta:editing-cycles>
    <dc:date>2015-01-04T13:45:34</dc:date>
    <meta:creation-date>2010-06-05T10:53:00</meta:creation-date>
    <dc:creator>dmp</dc:creator>
  </office:meta>
</office:document-meta>
</file>